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1875in" fo:margin-left="-0.0861in" table:align="left" style:writing-mode="lr-tb"/>
    </style:style>
    <style:style style:name="Table1.A" style:family="table-column">
      <style:table-column-properties style:column-width="2.5847in"/>
    </style:style>
    <style:style style:name="Table1.B" style:family="table-column">
      <style:table-column-properties style:column-width="2.1813in"/>
    </style:style>
    <style:style style:name="Table1.C" style:family="table-column">
      <style:table-column-properties style:column-width="2.4215in"/>
    </style:style>
    <style:style style:name="Table1.1" style:family="table-row">
      <style:table-row-properties style:min-row-height="0.5014in"/>
    </style:style>
    <style:style style:name="Table1.A1" style:family="table-cell">
      <style:table-cell-properties fo:padding-left="0.0799in" fo:padding-right="0.0799in" fo:padding-top="0in" fo:padding-bottom="0.0799in" fo:border="none" style:writing-mode="lr-tb"/>
    </style:style>
    <style:style style:name="P1" style:family="paragraph" style:parent-style-name="Footer">
      <style:text-properties style:font-name="Liberation Serif" fo:font-size="9pt" style:font-size-asian="9pt" style:font-name-complex="Liberation Serif1"/>
    </style:style>
    <style:style style:name="P2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officeooo:paragraph-rsid="0233500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officeooo:paragraph-rsid="0233500d" style:font-size-asian="10pt" style:font-size-complex="10pt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 Narrow" fo:font-size="10pt" officeooo:rsid="014d97a3" officeooo:paragraph-rsid="0233500d" style:font-name-asian="Kozuka Gothic Pr6N L" style:font-size-asian="10pt" style:font-name-complex="Open Sans" style:font-size-complex="10pt"/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 Narrow" fo:font-size="10pt" officeooo:paragraph-rsid="0233500d" style:font-name-asian="Kozuka Gothic Pr6N L" style:font-size-asian="10pt" style:font-name-complex="Open Sans" style:font-size-complex="10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fo:font-weight="normal" officeooo:paragraph-rsid="0233500d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style:font-name="Liberation Sans Narrow" fo:font-size="3pt" fo:font-weight="bold" officeooo:rsid="05769ce3" officeooo:paragraph-rsid="02340972" style:font-name-asian="Kozuka Gothic Pr6N L" style:font-size-asian="2.59999990463257pt" style:font-weight-asian="bold" style:font-name-complex="Open Sans" style:font-size-complex="3pt" style:font-weight-complex="bold"/>
    </style:style>
    <style:style style:name="P9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style:font-name="Liberation Sans Narrow" fo:font-size="10pt" officeooo:paragraph-rsid="02340972" style:font-size-asian="10pt" style:font-size-complex="10pt"/>
    </style:style>
    <style:style style:name="P10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 fo:break-before="page"/>
      <style:text-properties style:font-name="Liberation Sans Narrow" fo:font-size="16pt" fo:font-weight="bold" officeooo:paragraph-rsid="0233500d" style:font-name-asian="Kozuka Gothic Pr6N L" style:font-size-asian="16pt" style:font-weight-asian="bold" style:font-name-complex="Open Sans" style:font-size-complex="16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officeooo:rsid="023023e3" officeooo:paragraph-rsid="023023e3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officeooo:rsid="0240195f" officeooo:paragraph-rsid="0240195f" style:font-size-asian="10pt" style:font-size-complex="10pt"/>
    </style:style>
    <style:style style:name="T1" style:family="text">
      <style:text-properties fo:font-weight="bold" officeooo:rsid="072b17cc" style:font-name-asian="Kozuka Gothic Pr6N L" style:font-weight-asian="bold" style:font-name-complex="Open Sans" style:font-weight-complex="bold"/>
    </style:style>
    <style:style style:name="T2" style:family="text">
      <style:text-properties fo:font-weight="bold" officeooo:rsid="05769ce3" style:font-name-asian="Kozuka Gothic Pr6N L" style:font-weight-asian="bold" style:font-name-complex="Open Sans" style:font-weight-complex="bold"/>
    </style:style>
    <style:style style:name="T3" style:family="text">
      <style:text-properties style:font-name="Liberation Sans Narrow" fo:font-size="10pt" fo:font-weight="normal" style:font-name-asian="Kozuka Gothic Pr6N L" style:font-size-asian="10pt" style:font-weight-asian="normal" style:font-name-complex="Open Sans" style:font-size-complex="10pt" style:font-weight-complex="normal"/>
    </style:style>
    <style:style style:name="T4" style:family="text">
      <style:text-properties style:font-name-asian="Kozuka Gothic Pr6N L" style:font-name-complex="Open Sans"/>
    </style:style>
    <style:style style:name="T5" style:family="text">
      <style:text-properties officeooo:rsid="006d4ce2" style:font-name-asian="Kozuka Gothic Pr6N L" style:font-name-complex="Open San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ckenna Cisler</text:p>
      <text:p text:style-name="P9"><text:span text:style-name="T2">Software </text:span><text:span text:style-name="T1">| </text:span><text:span text:style-name="T2">Embedded </text:span><text:span text:style-name="T1">| </text:span><text:span text:style-name="T2">Robotics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span text:style-name="T4">mcisler.co</text:span><text:span text:style-name="T5">m</text:span></text:p>
            <text:p text:style-name="P3"><text:span text:style-name="Default_20_Paragraph_20_Font"><text:span text:style-name="T3">linkedin.com/in/mckenna-cisler</text:span></text:span></text:p>
            <text:p text:style-name="P3"><text:span text:style-name="Default_20_Paragraph_20_Font"><text:span text:style-name="T3">github.com/MckennaCisler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492 Birches Road, Sugar Hill, NH</text:p>
            <text:p text:style-name="P5">mckenna_cisler@brown.edu</text:p>
            <text:p text:style-name="P6"><text:s/>(603) 991-2470</text:p>
          </table:table-cell>
        </table:table-row>
      </table:table>
      <text:p text:style-name="P12"/>
      <text:p text:style-name="P12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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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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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Liberation Serif" fo:font-size="9pt" style:font-size-asian="9pt" style:font-name-complex="Liberation Serif1"/>
    </style:style>
    <style:style style:name="MP2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page-layout style:name="Mpm1">
      <style:page-layout-properties fo:page-width="8.5in" fo:page-height="11in" style:num-format="1" style:print-orientation="portrait" fo:margin-top="0.5in" fo:margin-bottom="0.2402in" fo:margin-left="0.75in" fo:margin-right="0.7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4598in" fo:margin-bottom="0.220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Endnote" style:page-layout-name="Mpm2"/>
    <style:master-page style:name="MP0" style:page-layout-name="Mpm3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ckenna Cisler</meta:initial-creator>
    <meta:editing-cycles>595</meta:editing-cycles>
    <meta:print-date>2017-06-25T16:39:00</meta:print-date>
    <meta:creation-date>2016-11-08T17:51:00</meta:creation-date>
    <dc:date>2019-10-08T01:51:48.350303248</dc:date>
    <meta:editing-duration>PT3H4M2S</meta:editing-duration>
    <meta:generator>LibreOffice/6.3.2.2$Linux_X86_64 LibreOffice_project/25aaf1ddce300f673870e0f45168bdf5ba1c5316</meta:generator>
    <meta:document-statistic meta:table-count="1" meta:image-count="0" meta:object-count="0" meta:page-count="1" meta:paragraph-count="8" meta:word-count="19" meta:character-count="180" meta:non-whitespace-character-count="1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